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start" style:justify-single-word="false"/>
      <style:text-properties style:font-name="Streetwear" fo:font-size="22pt" officeooo:rsid="000515e9" officeooo:paragraph-rsid="0004efe0" style:font-size-asian="22pt" style:font-name-complex="Garamond" style:font-size-complex="22pt"/>
    </style:style>
    <style:style style:name="P2" style:family="paragraph" style:parent-style-name="Standard">
      <style:paragraph-properties fo:margin-top="0.106cm" fo:margin-bottom="0.106cm" loext:contextual-spacing="false" style:line-height-at-least="0.353cm" fo:text-align="start" style:justify-single-word="false"/>
      <style:text-properties fo:font-size="14pt" officeooo:rsid="000515e9" officeooo:paragraph-rsid="0004efe0" style:font-size-asian="14pt" style:font-size-complex="14pt"/>
    </style:style>
    <style:style style:name="P3"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7e964" style:font-size-asian="15pt" style:font-name-complex="Garamond" style:font-size-complex="15pt"/>
    </style:style>
    <style:style style:name="P4"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8dd43" style:font-size-asian="15pt" style:font-name-complex="Garamond" style:font-size-complex="15pt"/>
    </style:style>
    <style:style style:name="P5" style:family="paragraph" style:parent-style-name="Standard">
      <style:paragraph-properties fo:margin-top="0.106cm" fo:margin-bottom="0.106cm" loext:contextual-spacing="false" style:line-height-at-least="0.353cm" fo:text-align="justify" style:justify-single-word="false" fo:break-before="page"/>
      <style:text-properties style:font-name="Garamond" fo:font-size="10pt" officeooo:paragraph-rsid="0008dd43" style:font-size-asian="10pt" style:font-name-complex="Garamond" style:font-size-complex="15pt"/>
    </style:style>
    <style:style style:name="T1" style:family="text">
      <style:text-properties style:font-name="Impact"/>
    </style:style>
    <style:style style:name="T2" style:family="text">
      <style:text-properties style:font-name="Impact" officeooo:rsid="0004efe0"/>
    </style:style>
    <style:style style:name="T3" style:family="text">
      <style:text-properties style:font-name="Impact" officeooo:rsid="0008dd43"/>
    </style:style>
    <style:style style:name="T4" style:family="text">
      <style:text-properties officeooo:rsid="0004efe0"/>
    </style:style>
    <style:style style:name="T5" style:family="text">
      <style:text-properties style:font-name="JARDOTTY"/>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08cm" fo:text-indent="-0.635cm" fo:margin-left="1.4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3cm" fo:text-indent="-0.635cm" fo:margin-left="2.04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8cm" fo:text-indent="-0.635cm" fo:margin-left="2.67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3cm" fo:text-indent="-0.635cm" fo:margin-left="3.31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8cm" fo:text-indent="-0.635cm" fo:margin-left="3.94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3cm" fo:text-indent="-0.635cm" fo:margin-left="4.5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8cm" fo:text-indent="-0.635cm" fo:margin-left="5.2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3cm" fo:text-indent="-0.635cm" fo:margin-left="5.85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8cm" fo:text-indent="-0.635cm" fo:margin-left="6.48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3cm" fo:text-indent="-0.635cm" fo:margin-left="7.12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P1"><text:span text:style-name="T1">Chapter XX</text:span><text:span text:style-name="T2">X</text:span><text:span text:style-name="T3">I</text:span> – <text:span text:style-name="T4">Natural Moral Virtues</text:span></text:p>
      <text:p text:style-name="P4">1. The two passions controlled by fortitude are <text:s/>_ _ _ _ _ _ _ <text:s/>and <text:s/>_ _ _ _ _ _ _ .</text:p>
      <text:p text:style-name="P4">2. Fortitude saves us from <text:s/>_ _ _ _ _ _ _ <text:s/>and from <text:s/>_ _ _ _ _ _ _ .</text:p>
      <text:p text:style-name="P4">3. One who risks his life out of vain glory (<text:span text:style-name="T5">is</text:span>) (<text:span text:style-name="T5">is not</text:span>) truly brave.</text:p>
      <text:p text:style-name="P4">4. Bravery is shown in (<text:span text:style-name="T5">never feeling</text:span>) (<text:span text:style-name="T5">controlling</text:span>) fear.</text:p>
      <text:p text:style-name="P4">5. Magnanimity means greatness of <text:s/>_ _ _ _ _ _ _ .</text:p>
      <text:p text:style-name="P4">6. It regulates our thirst for (<text:span text:style-name="T5">honour</text:span>) (<text:span text:style-name="T5">knowledge</text:span>) (<text:span text:style-name="T5">beer</text:span>).</text:p>
      <text:p text:style-name="P4">7. Pusillanimity means smallness of <text:s/>_ _ _ _ _ _ _ .</text:p>
      <text:p text:style-name="P4">8. Vain glory is in itself a (<text:span text:style-name="T5">venial</text:span>) (<text:span text:style-name="T5">mortal</text:span>) sin.</text:p>
      <text:p text:style-name="P4">9. Cathedrals are an effect of the virtue of <text:s/>_ _ _ _ _ _ _ .</text:p>
      <text:p text:style-name="P4">10. It is <text:s/>_ _ _ _ _ _ _ <text:s/>that enables us to keep our resolutions.</text:p>
      <text:p text:style-name="P4">11. Scripture says: “Be thou faithful unto <text:s/>_ _ _ _ _ _ _ <text:s/>and I will give thee the <text:s/>_ _ _ _ _ _ _ <text:s/>of life.” Hence it asks us to practise the virtue of <text:s/>_ _ _ _ _ _ _ .</text:p>
      <text:p text:style-name="P4">12. We regulate pleasure by the virtue of <text:s/>_ _ _ _ _ _ _ .</text:p>
      <text:p text:style-name="P4">13. We must (<text:span text:style-name="T5">live to eat</text:span>) (<text:span text:style-name="T5">eat to live</text:span>). In other words, the (<text:span text:style-name="T5">act is for the pleasure</text:span>) (<text:span text:style-name="T5">the pleasure is for the act</text:span>).</text:p>
      <text:p text:style-name="P4">14. We (<text:span text:style-name="T5">may</text:span>) (<text:span text:style-name="T5">may not</text:span>) lawfully exclude the end which nature has attached to an act.</text:p>
      <text:p text:style-name="P4">15. Excess in eating and drinking is called <text:s/>_ _ _ _ _ _ _ .</text:p>
      <text:p text:style-name="P4">16. Excess in taking intoxicating drink is called <text:s/>_ _ _ _ _ _ _ .</text:p>
      <text:p text:style-name="P4">17. Gluttony is normally a (<text:span text:style-name="T5">venial</text:span>) (<text:span text:style-name="T5">mortal</text:span>) sin; drunkenness is a (<text:span text:style-name="T5">venial</text:span>) (<text:span text:style-name="T5">mortal</text:span>) sin.</text:p>
      <text:p text:style-name="P4">18. It (<text:span text:style-name="T5">is</text:span>) (<text:span text:style-name="T5">is not</text:span>) a sin to break the pledge.</text:p>
      <text:p text:style-name="P4">19. The mere feeling of sexual pleasure in one who is not married (<text:span text:style-name="T5">is</text:span>) (<text:span text:style-name="T5">is not</text:span>) in itself a sin.</text:p>
      <text:p text:style-name="P4">20. Acts that cause sexual pleasure by their very nature (<text:span text:style-name="T5">admit</text:span>) (<text:span text:style-name="T5">do not admit</text:span>) light matter.</text:p>
      <text:p text:style-name="P4"><text:soft-page-break/>21. “A” says that we should get rid of dangerous images in our imagination by, centring our attention on them. “B” says we should get rid of them by putting other good images there instead. Which is right? (“<text:span text:style-name="T5">A</text:span>”) (“<text:span text:style-name="T5">B</text:span>”).</text:p>
      <text:p text:style-name="P4">22. Chastity gives us a share in three great perfections of God, namely, His <text:s/>_ _ _ _ _ _ _ , <text:s/>_ _ _ _ _ _ _ , and <text:s/>_ _ _ _ _ _ _ .</text:p>
      <text:p text:style-name="P4">23. Anger is governed by the virtue of <text:s/>_ _ _ _ _ _ _ .</text:p>
      <text:p text:style-name="P4">24. To punish rightly, we must exercise the virtue of <text:s/>_ _ _ _ _ _ _ .</text:p>
      <text:p text:style-name="P4">25. It is the virtue of <text:s/>_ _ _ _ _ _ _ <text:s/>which enables us to seek excellence in a reasonable way.</text:p>
      <text:p text:style-name="P4">26. Humility is opposed to <text:s/>_ _ _ _ _ _ _ <text:s/>and to <text:s/>_ _ _ _ _ _ _ .</text:p>
      <text:p text:style-name="P4">27. To study wisely, we need the virtue of <text:s/>_ _ _ _ _ _ _ .</text:p>
      <text:p text:style-name="P4">28. The virtue that regulates recreation, laughter and merriment is called <text:s/>_ _ _ _ _ _ _ . The Greeks called it by the beautiful name of <text:s/>_ _ _ _ _ _ _ .</text:p>
      <text:p text:style-name="P4">29. The glorious religious ceremonies seen in the Church are an example of (<text:span text:style-name="T5">extravagance</text:span>) (<text:span text:style-name="T5">munificence</text:span>) (<text:span text:style-name="T5">pomposity</text:span>).</text:p>
      <text:p text:style-name="P4">30. Meekness, clemency, humility, modesty, urbanity, studiousness. The most important of these virtues is <text:s/>_ _ _ _ _ _ _ , since it roots our pride which is at the back of every sin. </text:p>
      <text:p text:style-name="P3"/>
      <text:p text:style-name="P5">1. The two passions controlled by fortitude are (...) and (...). 2. Fortitude saves us from (...) and from (...). 3. One who risks his life out of vain glory (is) (is not) truly brave. 4. Bravery is shown in (never feeling) (controlling) fear. 5. Magnanimity means greatness of (...). 6. It regulates our thirst for (honour) (knowledge) (beer). 7. Pusillanimity means smallness of (...). 8. Vain glory is in itself a (venial) (mortal) sin. 9. Cathedrals are an effect of the virtue of (...). 10. It is (...) that enables us to keep our resolutions. 11. Scripture says: “Be thou faithful unto (...) and I will give thee the (...) of life.” Hence it asks us to practise the virtue of (...). 12. We regulate pleasure by the virtue of (...). 13. We must (live to eat) (eat to live). In other words, the (act is for the pleasure) (the pleasure is for the act). 14. We (may) (may not) lawfully exclude the end which nature has attached to an act. 15. Excess in eating and drinking is called (...). 16. Excess in taking intoxicating drink is called (...). 17. Gluttony is normally a (venial) (mortal) sin; drunkenness is a (venial) (mortal) sin. 18. It (is) (is not) a sin to break the pledge. 19. The mere feeling of sexual pleasure in one who is not married (is) (is not) in itself a sin. 20. Acts that cause sexual pleasure by their very nature (admit) (do not admit) light matter. 21. “A” says that we should get rid of dangerous images in our imagination by, centring our attention on them. “B” says we should get rid of them by putting other good images there instead. Which is right? (“A”) (“B”). 22. Chastity gives us a share in three great perfections of God, namely, His (...), (...), and (...). 23. Anger is governed by the virtue of (...). 24. To punish rightly, we must exercise the virtue of (...). 25. It is the virtue of (...) which enables us to seek excellence in a reasonable way. 26. Humility is opposed to (...) and to (...). 27. To study wisely, we need the virtue of (...). 28. The virtue that regulates recreation, laughter and merriment is called (...). The Greeks called it by the beautiful name of (...). 29. The glorious religious ceremonies seen in the Church are an example of (extravagance) (munificence) (pomposity). 30. Meekness, clemency, humility, modesty, urbanity, studiousness. The most important of these virtues is (...), since it roots our pride which is at the back of every s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1:55:24.525809670</meta:creation-date>
    <dc:date>2016-05-13T10:49:40.544402908</dc:date>
    <meta:editing-duration>PT33M31S</meta:editing-duration>
    <meta:editing-cycles>6</meta:editing-cycles>
    <meta:generator>LibreOffice/4.3.3.2$Linux_X86_64 LibreOffice_project/430m0$Build-2</meta:generator>
    <meta:print-date>2016-05-10T13:35:24.066266273</meta:print-date>
    <meta:document-statistic meta:table-count="0" meta:image-count="0" meta:object-count="0" meta:page-count="3" meta:paragraph-count="33" meta:word-count="1043" meta:character-count="5102" meta:non-whitespace-character-count="4056"/>
  </office:meta>
</office:document-meta>
</file>